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95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2.261cm"/>
    </style:style>
    <style:style style:name="co15" style:family="table-column">
      <style:table-column-properties fo:break-before="auto" style:column-width="3.048cm"/>
    </style:style>
    <style:style style:name="co16" style:family="table-column">
      <style:table-column-properties fo:break-before="auto" style:column-width="3.383cm"/>
    </style:style>
    <style:style style:name="co17" style:family="table-column">
      <style:table-column-properties fo:break-before="auto" style:column-width="3.023cm"/>
    </style:style>
    <style:style style:name="co18" style:family="table-column">
      <style:table-column-properties fo:break-before="auto" style:column-width="2.99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09cm" fo:break-before="auto" style:use-optimal-row-height="false"/>
    </style:style>
    <style:style style:name="ro5" style:family="table-row">
      <style:table-row-properties style:row-height="0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transparent_5f_crypto">
      <style:table-cell-properties fo:background-color="transparent"/>
    </style:style>
    <style:style style:name="ce22" style:family="table-cell" style:parent-style-name="title_5f_default">
      <style:table-cell-properties style:text-align-source="fix" style:repeat-content="false" style:vertical-align="middle"/>
      <style:paragraph-properties fo:text-align="start" fo:margin-left="0cm"/>
      <style:text-properties style:font-size-asian="16pt" style:font-size-complex="16pt"/>
    </style:style>
    <style:style style:name="ce23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transparent_5f_default">
      <style:table-cell-properties fo:background-color="transparent"/>
    </style:style>
    <style:style style:name="ce2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8" style:family="table-cell" style:parent-style-name="header_5f_default">
      <style:table-cell-properties fo:background-color="#ffffa6"/>
    </style:style>
    <style:style style:name="ce29" style:family="table-cell" style:parent-style-name="header_5f_default">
      <style:table-cell-properties fo:background-color="transparent"/>
    </style:style>
    <style:style style:name="ce30" style:family="table-cell" style:parent-style-name="header_5f_default">
      <style:text-properties fo:font-weight="bold" style:font-weight-asian="bold" style:font-weight-complex="bold"/>
    </style:style>
    <style:style style:name="ce31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header_5f_default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/>
      <style:paragraph-properties fo:margin-left="0cm"/>
      <style:text-properties fo:font-size="16pt" style:font-size-asian="16pt" style:font-size-complex="16pt"/>
    </style:style>
    <style:style style:name="ce43" style:family="table-cell" style:parent-style-name="header_5f_default">
      <style:table-cell-properties style:text-align-source="value-type" style:repeat-content="false"/>
      <style:paragraph-properties fo:margin-left="0cm"/>
    </style:style>
    <style:style style:name="ce44" style:family="table-cell" style:parent-style-name="Default">
      <style:table-cell-properties fo:background-color="#ffffff" style:text-align-source="value-type" style:repeat-content="false"/>
      <style:paragraph-properties fo:margin-left="0cm"/>
    </style:style>
    <style:style style:name="ce45" style:family="table-cell" style:parent-style-name="Default">
      <style:table-cell-properties fo:background-color="#ffffff" style:text-align-source="value-type" style:repeat-content="false" style:vertical-align="middle"/>
      <style:paragraph-properties fo:margin-left="0cm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header_5f_default">
      <style:table-cell-properties fo:background-color="#ffffa6" style:text-align-source="value-type" style:repeat-content="false"/>
      <style:paragraph-properties fo:margin-left="0cm"/>
    </style:style>
    <style:style style:name="ce47" style:family="table-cell" style:parent-style-name="Default">
      <style:table-cell-properties fo:background-color="#ffffa6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value-type" style:repeat-content="false"/>
      <style:paragraph-properties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,123456789</text:p>
          </table:table-cell>
          <table:table-cell table:style-name="taxable_5f_event_5f_default" office:value-type="float" office:value="0.123456789" calcext:value-type="float">
            <text:p>0,123456789</text:p>
          </table:table-cell>
          <table:table-cell table:style-name="taxable_5f_event_5f_alt_5f_default" office:value-type="float" office:value="0.123456789" calcext:value-type="float">
            <text:p>0,123456789</text:p>
          </table:table-cell>
          <table:table-cell table:style-name="acquired_5f_lot_5f_default" office:value-type="float" office:value="0.123456789" calcext:value-type="float">
            <text:p>0,123456789</text:p>
          </table:table-cell>
          <table:table-cell table:style-name="acquired_5f_lot_5f_alt_5f_default" office:value-type="float" office:value="0.123456789" calcext:value-type="float">
            <text:p>0,123456789</text:p>
          </table:table-cell>
          <table:table-cell table:style-name="highlighted_5f_default" office:value-type="float" office:value="0.123456789" calcext:value-type="float">
            <text:p>0,123456789</text:p>
          </table:table-cell>
          <table:table-cell table:style-name="taxable_5f_event_5f_note_5f_default" office:value-type="float" office:value="0.123456789" calcext:value-type="float">
            <text:p>0,123456789</text:p>
          </table:table-cell>
          <table:table-cell table:style-name="acquired_5f_lot_5f_note_5f_default" office:value-type="float" office:value="0.123456789" calcext:value-type="float">
            <text:p>0,123456789</text:p>
          </table:table-cell>
          <table:table-cell table:style-name="bold_5f_default" office:value-type="float" office:value="0.123456789" calcext:value-type="float">
            <text:p>0,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EUR</text:p>
          </table:table-cell>
          <table:table-cell table:style-name="transparent_5f_fiat" office:value-type="currency" office:currency="EUR" office:value="0.123456789" calcext:value-type="currency">
            <text:p>0,12 €</text:p>
          </table:table-cell>
          <table:table-cell table:style-name="taxable_5f_event_5f_fiat" office:value-type="currency" office:currency="EUR" office:value="0.123456789" calcext:value-type="currency">
            <text:p>0,12 €</text:p>
          </table:table-cell>
          <table:table-cell table:style-name="taxable_5f_event_5f_alt_5f_fiat" office:value-type="currency" office:currency="EUR" office:value="0.123456789" calcext:value-type="currency">
            <text:p>0,12 €</text:p>
          </table:table-cell>
          <table:table-cell table:style-name="acquired_5f_lot_5f_fiat" office:value-type="currency" office:currency="EUR" office:value="0.123456789" calcext:value-type="currency">
            <text:p>0,12 €</text:p>
          </table:table-cell>
          <table:table-cell table:style-name="acquired_5f_lot_5f_alt_5f_fiat" office:value-type="currency" office:currency="EUR" office:value="0.123456789" calcext:value-type="currency">
            <text:p>0,12 €</text:p>
          </table:table-cell>
          <table:table-cell table:style-name="highlighted_5f_fiat" office:value-type="currency" office:currency="EUR" office:value="0.123456789" calcext:value-type="currency">
            <text:p>0,12 €</text:p>
          </table:table-cell>
          <table:table-cell table:style-name="taxable_5f_event_5f_note_5f_fiat" office:value-type="currency" office:currency="EUR" office:value="0.123456789" calcext:value-type="currency">
            <text:p>0,12 €</text:p>
          </table:table-cell>
          <table:table-cell table:style-name="acquired_5f_lot_5f_note_5f_fiat" office:value-type="currency" office:currency="EUR" office:value="0.123456789" calcext:value-type="currency">
            <text:p>0,12 €</text:p>
          </table:table-cell>
          <table:table-cell table:style-name="bold_5f_fiat" office:value-type="currency" office:currency="EUR" office:value="0.123456789" calcext:value-type="currency">
            <text:p>0,12 €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,12345679</text:p>
          </table:table-cell>
          <table:table-cell table:style-name="taxable_5f_event_5f_crypto" office:value-type="float" office:value="0.123456789" calcext:value-type="float">
            <text:p>0,12345679</text:p>
          </table:table-cell>
          <table:table-cell table:style-name="taxable_5f_event_5f_alt_5f_crypto" office:value-type="float" office:value="0.123456789" calcext:value-type="float">
            <text:p>0,12345679</text:p>
          </table:table-cell>
          <table:table-cell table:style-name="acquired_5f_lot_5f_crypto" office:value-type="float" office:value="0.123456789" calcext:value-type="float">
            <text:p>0,12345679</text:p>
          </table:table-cell>
          <table:table-cell table:style-name="acquired_5f_lot_5f_alt_5f_crypto" office:value-type="float" office:value="0.123456789" calcext:value-type="float">
            <text:p>0,12345679</text:p>
          </table:table-cell>
          <table:table-cell table:style-name="highlighted_5f_crypto" office:value-type="float" office:value="0.123456789" calcext:value-type="float">
            <text:p>0,12345679</text:p>
          </table:table-cell>
          <table:table-cell table:number-columns-repeated="2"/>
          <table:table-cell table:style-name="bold_5f_crypto" office:value-type="float" office:value="0.123456789" calcext:value-type="float">
            <text:p>0,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,346%</text:p>
          </table:table-cell>
          <table:table-cell table:style-name="taxable_5f_event_5f_percent" office:value-type="percentage" office:value="0.123456789" calcext:value-type="percentage">
            <text:p>12,346%</text:p>
          </table:table-cell>
          <table:table-cell table:style-name="taxable_5f_event_5f_alt_5f_percent" office:value-type="percentage" office:value="0.123456789" calcext:value-type="percentage">
            <text:p>12,346%</text:p>
          </table:table-cell>
          <table:table-cell table:style-name="acquired_5f_lot_5f_percent" office:value-type="percentage" office:value="0.123456789" calcext:value-type="percentage">
            <text:p>12,346%</text:p>
          </table:table-cell>
          <table:table-cell table:style-name="acquired_5f_lot_5f_alt_5f_percent" office:value-type="percentage" office:value="0.123456789" calcext:value-type="percentage">
            <text:p>12,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1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,123456789</text:p>
          </table:table-cell>
          <table:table-cell table:style-name="transparent_5f_border_5f_percent" office:value-type="percentage" office:value="0.123456789" calcext:value-type="percentage">
            <text:p>12,346%</text:p>
          </table:table-cell>
          <table:table-cell table:style-name="taxable_5f_event_5f_alt_5f_border_5f_default" office:value-type="float" office:value="0.123456789" calcext:value-type="float">
            <text:p>0,123456789</text:p>
          </table:table-cell>
          <table:table-cell table:style-name="acquired_5f_lot_5f_border_5f_default" office:value-type="float" office:value="0.123456789" calcext:value-type="float">
            <text:p>0,123456789</text:p>
          </table:table-cell>
          <table:table-cell table:style-name="acquired_5f_lot_5f_alt_5f_border_5f_default" office:value-type="float" office:value="0.123456789" calcext:value-type="float">
            <text:p>0,123456789</text:p>
          </table:table-cell>
          <table:table-cell table:style-name="highlighted_5f_border_5f_default" office:value-type="float" office:value="0.123456789" calcext:value-type="float">
            <text:p>0,123456789</text:p>
          </table:table-cell>
          <table:table-cell table:style-name="taxable_5f_event_5f_note_5f_border_5f_default" office:value-type="float" office:value="0.123456789" calcext:value-type="float">
            <text:p>0,123456789</text:p>
          </table:table-cell>
          <table:table-cell table:style-name="acquired_5f_lot_5f_note_5f_border_5f_default" office:value-type="float" office:value="0.123456789" calcext:value-type="float">
            <text:p>0,123456789</text:p>
          </table:table-cell>
          <table:table-cell table:style-name="bold_5f_border_5f_default" office:value-type="float" office:value="0.123456789" calcext:value-type="float">
            <text:p>0,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EUR</text:p>
          </table:table-cell>
          <table:table-cell table:style-name="transparent_5f_border_5f_fiat" office:value-type="currency" office:currency="EUR" office:value="0.123456789" calcext:value-type="currency">
            <text:p>0,12 €</text:p>
          </table:table-cell>
          <table:table-cell table:style-name="taxable_5f_event_5f_border_5f_fiat" office:value-type="currency" office:currency="EUR" office:value="0.123456789" calcext:value-type="currency">
            <text:p>0,12 €</text:p>
          </table:table-cell>
          <table:table-cell table:style-name="taxable_5f_event_5f_alt_5f_border_5f_fiat" office:value-type="currency" office:currency="EUR" office:value="0.123456789" calcext:value-type="currency">
            <text:p>0,12 €</text:p>
          </table:table-cell>
          <table:table-cell table:style-name="acquired_5f_lot_5f_border_5f_fiat" office:value-type="currency" office:currency="EUR" office:value="0.123456789" calcext:value-type="currency">
            <text:p>0,12 €</text:p>
          </table:table-cell>
          <table:table-cell table:style-name="acquired_5f_lot_5f_alt_5f_border_5f_fiat" office:value-type="currency" office:currency="EUR" office:value="0.123456789" calcext:value-type="currency">
            <text:p>0,12 €</text:p>
          </table:table-cell>
          <table:table-cell table:style-name="highlighted_5f_border_5f_fiat" office:value-type="currency" office:currency="EUR" office:value="0.123456789" calcext:value-type="currency">
            <text:p>0,12 €</text:p>
          </table:table-cell>
          <table:table-cell table:style-name="taxable_5f_event_5f_note_5f_border_5f_fiat" office:value-type="currency" office:currency="EUR" office:value="0.123456789" calcext:value-type="currency">
            <text:p>0,12 €</text:p>
          </table:table-cell>
          <table:table-cell table:style-name="acquired_5f_lot_5f_note_5f_border_5f_fiat" office:value-type="currency" office:currency="EUR" office:value="0.123456789" calcext:value-type="currency">
            <text:p>0,12 €</text:p>
          </table:table-cell>
          <table:table-cell table:style-name="bold_5f_border_5f_fiat" office:value-type="currency" office:currency="EUR" office:value="0.123456789" calcext:value-type="currency">
            <text:p>0,12 €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,12345679</text:p>
          </table:table-cell>
          <table:table-cell table:style-name="taxable_5f_event_5f_border_5f_crypto" office:value-type="float" office:value="0.123456789" calcext:value-type="float">
            <text:p>0,12345679</text:p>
          </table:table-cell>
          <table:table-cell table:style-name="taxable_5f_event_5f_alt_5f_border_5f_crypto" office:value-type="float" office:value="0.123456789" calcext:value-type="float">
            <text:p>0,12345679</text:p>
          </table:table-cell>
          <table:table-cell table:style-name="acquired_5f_lot_5f_border_5f_crypto" office:value-type="float" office:value="0.123456789" calcext:value-type="float">
            <text:p>0,12345679</text:p>
          </table:table-cell>
          <table:table-cell table:style-name="acquired_5f_lot_5f_alt_5f_border_5f_crypto" office:value-type="float" office:value="0.123456789" calcext:value-type="float">
            <text:p>0,12345679</text:p>
          </table:table-cell>
          <table:table-cell table:style-name="highlighted_5f_border_5f_crypto" office:value-type="float" office:value="0.123456789" calcext:value-type="float">
            <text:p>0,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,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,346%</text:p>
          </table:table-cell>
          <table:table-cell table:style-name="taxable_5f_event_5f_border_5f_percent" office:value-type="percentage" office:value="0.123456789" calcext:value-type="percentage">
            <text:p>12,346%</text:p>
          </table:table-cell>
          <table:table-cell table:style-name="taxable_5f_event_5f_alt_5f_border_5f_percent" office:value-type="percentage" office:value="0.123456789" calcext:value-type="percentage">
            <text:p>12,346%</text:p>
          </table:table-cell>
          <table:table-cell table:style-name="acquired_5f_lot_5f_border_5f_percent" office:value-type="percentage" office:value="0.123456789" calcext:value-type="percentage">
            <text:p>12,346%</text:p>
          </table:table-cell>
          <table:table-cell table:style-name="acquired_5f_lot_5f_alt_5f_border_5f_percent" office:value-type="percentage" office:value="0.123456789" calcext:value-type="percentage">
            <text:p>12,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 4</text:p>
          </table:table-cell>
          <table:table-cell table:style-name="transparent_5f_fiat_5f_unit_5f_4" office:value-type="currency" office:currency="EUR" office:value="0.123456789" calcext:value-type="currency">
            <text:p>0,1235 €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>
          <table:table-cell table:style-name="Default" office:value-type="string" calcext:value-type="string">
            <text:p>Fiat Unit 7</text:p>
          </table:table-cell>
          <table:table-cell table:style-name="transparent_5f_fiat_5f_unit_5f_7" office:value-type="currency" office:currency="EUR" office:value="0.123456789" calcext:value-type="currency">
            <text:p>0,1234568 €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_5f_7"/>
          <table:table-cell table:number-columns-repeated="57"/>
        </table:table-row>
      </table:table>
      <table:table table:name="__Legend_open_positions" table:style-name="ta1">
        <table:table-column table:style-name="co11" table:default-cell-style-name="ce29"/>
        <table:table-column table:style-name="co12" table:default-cell-style-name="ce32"/>
        <table:table-column table:style-name="co13" table:number-columns-repeated="62" table:default-cell-style-name="Default"/>
        <table:table-row table:style-name="ro1">
          <table:table-cell table:style-name="ce22"/>
          <table:table-cell table:style-name="title_5f_default" table:number-columns-repeated="4"/>
          <table:table-cell table:number-columns-repeated="59"/>
        </table:table-row>
        <table:table-row table:style-name="ro3">
          <table:table-cell table:style-name="ce23"/>
          <table:table-cell table:style-name="Default"/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2">
          <table:table-cell table:style-name="ce4"/>
          <table:table-cell table:number-columns-repeated="63"/>
        </table:table-row>
        <table:table-row table:style-name="ro4">
          <table:table-cell table:style-name="ce25"/>
          <table:table-cell table:style-name="ce33"/>
          <table:table-cell table:style-name="ce54" table:number-columns-repeated="62"/>
        </table:table-row>
        <table:table-row table:style-name="ro1">
          <table:table-cell table:style-name="title_5f_default"/>
          <table:table-cell table:style-name="Default"/>
          <table:table-cell table:number-columns-repeated="62"/>
        </table:table-row>
        <table:table-row table:style-name="ro2" table:number-rows-repeated="3">
          <table:table-cell table:style-name="header_5f_default"/>
          <table:table-cell table:style-name="Default"/>
          <table:table-cell table:number-columns-repeated="62"/>
        </table:table-row>
        <table:table-row table:style-name="ro2">
          <table:table-cell table:style-name="ce26"/>
          <table:table-cell table:style-name="Default"/>
          <table:table-cell table:number-columns-repeated="62"/>
        </table:table-row>
        <table:table-row table:style-name="ro1">
          <table:table-cell table:style-name="title_5f_default"/>
          <table:table-cell table:style-name="Default"/>
          <table:table-cell table:number-columns-repeated="62"/>
        </table:table-row>
        <table:table-row table:style-name="ro2" table:number-rows-repeated="3">
          <table:table-cell table:style-name="header_5f_default"/>
          <table:table-cell table:style-name="transparent_5f_default"/>
          <table:table-cell table:number-columns-repeated="62"/>
        </table:table-row>
        <table:table-row table:style-name="ro2" table:number-rows-repeated="2">
          <table:table-cell table:style-name="header_5f_default"/>
          <table:table-cell table:style-name="Default"/>
          <table:table-cell table:number-columns-repeated="62"/>
        </table:table-row>
        <table:table-row table:style-name="ro5">
          <table:table-cell table:style-name="header_5f_default"/>
          <table:table-cell table:style-name="Default"/>
          <table:table-cell table:number-columns-repeated="62"/>
        </table:table-row>
        <table:table-row table:style-name="ro2">
          <table:table-cell table:style-name="header_5f_default"/>
          <table:table-cell table:style-name="Default"/>
          <table:table-cell table:number-columns-repeated="62"/>
        </table:table-row>
        <table:table-row table:style-name="ro2" table:number-rows-repeated="2">
          <table:table-cell table:style-name="ce28"/>
          <table:table-cell table:style-name="Default"/>
          <table:table-cell table:number-columns-repeated="62"/>
        </table:table-row>
        <table:table-row table:style-name="ro2" table:number-rows-repeated="4">
          <table:table-cell table:style-name="ce28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 table:style-name="ce30"/>
          <table:table-cell table:number-columns-repeated="63"/>
        </table:table-row>
        <table:table-row table:style-name="ro2">
          <table:table-cell table:style-name="ce31"/>
          <table:table-cell table:style-name="ce34"/>
          <table:table-cell table:number-columns-repeated="62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2"/>
          <table:table-cell table:style-name="ce32" table:number-columns-repeated="5"/>
          <table:table-cell table:number-columns-repeated="57"/>
        </table:table-row>
        <table:table-row table:style-name="ro2" table:number-rows-repeated="2">
          <table:table-cell/>
          <table:table-cell table:style-name="ce36" table:number-columns-repeated="3"/>
          <table:table-cell table:style-name="ce55" table:number-columns-repeated="2"/>
          <table:table-cell table:style-name="ce32"/>
          <table:table-cell table:number-columns-repeated="57"/>
        </table:table-row>
        <table:table-row table:style-name="ro2">
          <table:table-cell table:number-columns-repeated="2"/>
          <table:table-cell table:style-name="ce32" table:number-columns-repeated="5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style-name="Default" table:number-columns-repeated="2"/>
          <table:table-cell table:number-columns-repeated="62"/>
        </table:table-row>
        <table:table-row table:style-name="ro2" table:number-rows-repeated="12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 table:number-rows-repeated="52">
          <table:table-cell table:number-columns-repeated="64"/>
        </table:table-row>
        <table:table-row table:style-name="ro2">
          <table:table-cell table:style-name="ce32"/>
          <table:table-cell table:number-columns-repeated="63"/>
        </table:table-row>
        <table:table-row table:style-name="ro2">
          <table:table-cell table:style-name="ce32"/>
          <table:table-cell table:number-columns-repeated="63"/>
        </table:table-row>
      </table:table>
      <table:table table:name="__Asset" table:style-name="ta1">
        <table:table-column table:style-name="co14" table:number-columns-repeated="2" table:default-cell-style-name="ce43"/>
        <table:table-column table:style-name="co15" table:number-columns-repeated="4" table:default-cell-style-name="ce43"/>
        <table:table-column table:style-name="co15" table:number-columns-repeated="4" table:default-cell-style-name="ce46"/>
        <table:table-column table:style-name="co16" table:default-cell-style-name="ce44"/>
        <table:table-column table:style-name="co17" table:default-cell-style-name="ce47"/>
        <table:table-column table:style-name="co9" table:number-columns-repeated="52" table:default-cell-style-name="ce49"/>
        <table:table-row table:style-name="ro1">
          <table:table-cell table:style-name="ce42" table:number-columns-repeated="2"/>
          <table:table-cell table:style-name="ce44" table:number-columns-repeated="4"/>
          <table:table-cell table:style-name="ce45"/>
          <table:table-cell table:style-name="ce44" table:number-columns-repeated="3"/>
          <table:table-cell/>
          <table:table-cell table:style-name="ce44"/>
          <table:table-cell table:style-name="Default" table:number-columns-repeated="52"/>
        </table:table-row>
        <table:table-row table:style-name="ro2">
          <table:table-cell table:number-columns-repeated="10"/>
          <table:table-cell table:style-name="ce47"/>
          <table:table-cell table:number-columns-repeated="53"/>
        </table:table-row>
        <table:table-row table:style-name="ro2">
          <table:table-cell table:number-columns-repeated="10"/>
          <table:table-cell table:style-name="ce48"/>
          <table:table-cell table:number-columns-repeated="53"/>
        </table:table-row>
      </table:table>
      <table:table table:name="__Asset - Exchange" table:style-name="ta1">
        <table:table-column table:style-name="co14" table:number-columns-repeated="2" table:default-cell-style-name="ce43"/>
        <table:table-column table:style-name="co18" table:default-cell-style-name="ce43"/>
        <table:table-column table:style-name="co15" table:number-columns-repeated="4" table:default-cell-style-name="ce43"/>
        <table:table-column table:style-name="co15" table:number-columns-repeated="4" table:default-cell-style-name="ce46"/>
        <table:table-column table:style-name="co16" table:default-cell-style-name="ce44"/>
        <table:table-column table:style-name="co17" table:default-cell-style-name="ce47"/>
        <table:table-column table:style-name="co9" table:number-columns-repeated="51" table:default-cell-style-name="ce49"/>
        <table:table-row table:style-name="ro1">
          <table:table-cell table:style-name="ce42" table:number-columns-repeated="2"/>
          <table:table-cell table:style-name="ce44" table:number-columns-repeated="3"/>
          <table:table-cell table:style-name="ce50"/>
          <table:table-cell table:style-name="ce44"/>
          <table:table-cell table:style-name="ce45"/>
          <table:table-cell table:style-name="ce44" table:number-columns-repeated="3"/>
          <table:table-cell/>
          <table:table-cell table:style-name="ce44"/>
          <table:table-cell table:style-name="Default" table:number-columns-repeated="51"/>
        </table:table-row>
        <table:table-row table:style-name="ro2">
          <table:table-cell table:number-columns-repeated="11"/>
          <table:table-cell table:style-name="ce47"/>
          <table:table-cell table:number-columns-repeated="52"/>
        </table:table-row>
        <table:table-row table:style-name="ro2">
          <table:table-cell table:number-columns-repeated="11"/>
          <table:table-cell table:style-name="ce48"/>
          <table:table-cell table:number-columns-repeated="52"/>
        </table:table-row>
      </table:table>
      <table:table table:name="__Input" table:style-name="ta1">
        <table:table-column table:style-name="co14" table:default-cell-style-name="ce43"/>
        <table:table-column table:style-name="co18" table:default-cell-style-name="ce43"/>
        <table:table-column table:style-name="co9" table:number-columns-repeated="56" table:default-cell-style-name="Default"/>
        <table:table-row table:style-name="ro1">
          <table:table-cell table:style-name="ce42"/>
          <table:table-cell table:style-name="ce44"/>
          <table:table-cell table:number-columns-repeated="56"/>
        </table:table-row>
        <table:table-row table:style-name="ro2">
          <table:table-cell table:number-columns-repeated="58"/>
        </table:table-row>
        <table:table-row table:style-name="ro2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percentage-style style:name="N113P0" style:volatile="true">
      <number:number number:decimal-places="3" number:min-decimal-places="3" number:min-integer-digits="1"/>
      <number:text>%</number:text>
    </number:percentage-style>
    <number:percentage-style style:name="N113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13P0"/>
    </number:percentage-style>
    <number:percentage-style style:name="N115P0" style:volatile="true">
      <number:number number:decimal-places="2" number:min-decimal-places="2" number:min-integer-digits="1"/>
      <number:text>%</number:text>
    </number:percentage-style>
    <number:percentage-style style:name="N11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15P0"/>
    </number:percentage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21P0" style:volatile="true">
      <number:number number:decimal-places="7" number:min-decimal-places="7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7" number:min-decimal-places="7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7" number:min-decimal-places="2" number:min-integer-digits="1" number:decimal-replacement="" number:grouping="true"/>
    </number:currency-style>
    <number:currency-style style:name="N125" number:title="User-defined">
      <style:text-properties fo:color="#ff0000"/>
      <number:text>-</number:text>
      <number:currency-symbol number:language="en" number:country="US">$</number:currency-symbol>
      <number:number number:decimal-places="7" number:min-decimal-places="2" number:min-integer-digits="1" number:decimal-replacement="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2" number:min-integer-digits="1" number:decimal-replacement="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2" number:min-integer-digits="1" number:decimal-replacement="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5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7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3">
      <style:table-cell-properties fo:background-color="#ffffff"/>
    </style:style>
    <style:style style:name="taxable_5f_event_5f_fiat" style:display-name="taxable_event_fiat" style:family="table-cell" style:parent-style-name="RP2" style:data-style-name="N117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7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7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7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7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7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7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7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1"/>
    <style:style style:name="bold_5f_border_5f_percent" style:display-name="bold_border_percent" style:family="table-cell" style:parent-style-name="bold_5f_border_5f_fiat" style:data-style-name="N115"/>
    <style:style style:name="transparent_5f_fiat_5f_unit_5f_4" style:display-name="transparent_fiat_unit_4" style:family="table-cell" style:parent-style-name="transparent_5f_fiat" style:data-style-name="N11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19T18:38:46.337000000</dc:date>
    <meta:editing-duration>P1DT18H34M35S</meta:editing-duration>
    <meta:editing-cycles>173</meta:editing-cycles>
    <meta:generator>LibreOffice/7.5.3.2$Windows_X86_64 LibreOffice_project/9f56dff12ba03b9acd7730a5a481eea045e468f3</meta:generator>
    <meta:document-statistic meta:table-count="5" meta:cell-count="100" meta:object-count="0"/>
  </office:meta>
</office:document-meta>
</file>